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1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2708" table:style-name="ce13">
            <text:p>222,708</text:p>
          </table:table-cell>
          <table:table-cell office:value-type="float" office:value="112038" table:style-name="ce13">
            <text:p>112,038</text:p>
          </table:table-cell>
          <table:table-cell office:value-type="float" office:value="1291" table:style-name="ce13">
            <text:p>1,291</text:p>
          </table:table-cell>
          <table:table-cell office:value-type="float" office:value="1835" table:style-name="ce13">
            <text:p>1,835</text:p>
          </table:table-cell>
          <table:table-cell office:value-type="float" office:value="192032" table:style-name="ce13">
            <text:p>192,032</text:p>
          </table:table-cell>
          <table:table-cell office:value-type="float" office:value="38803" table:style-name="ce13">
            <text:p>38,803</text:p>
          </table:table-cell>
          <table:table-cell office:value-type="float" office:value="716090" table:style-name="ce13">
            <text:p>716,090</text:p>
          </table:table-cell>
          <table:table-cell office:value-type="float" office:value="716" table:style-name="ce13">
            <text:p>716</text:p>
          </table:table-cell>
          <table:table-cell office:value-type="float" office:value="0.16" table:style-name="ce14">
            <text:p>0.16</text:p>
          </table:table-cell>
          <table:table-cell office:value-type="float" office:value="0.01" table:style-name="ce14">
            <text:p>0.01</text:p>
          </table:table-cell>
          <table:table-cell office:value-type="float" office:value="1011.53" table:style-name="ce14">
            <text:p>1,011.53</text:p>
          </table:table-cell>
          <table:table-cell office:value-type="float" office:value="176" table:style-name="ce13">
            <text:p>176</text:p>
          </table:table-cell>
          <table:table-cell office:value-type="float" office:value="176" table:style-name="ce13">
            <text:p>1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1156" table:style-name="ce13">
            <text:p>341,156</text:p>
          </table:table-cell>
          <table:table-cell office:value-type="float" office:value="150793" table:style-name="ce13">
            <text:p>150,793</text:p>
          </table:table-cell>
          <table:table-cell office:value-type="float" office:value="1450" table:style-name="ce13">
            <text:p>1,450</text:p>
          </table:table-cell>
          <table:table-cell office:value-type="float" office:value="1700" table:style-name="ce13">
            <text:p>1,700</text:p>
          </table:table-cell>
          <table:table-cell office:value-type="float" office:value="388091" table:style-name="ce13">
            <text:p>388,091</text:p>
          </table:table-cell>
          <table:table-cell office:value-type="float" office:value="94397" table:style-name="ce13">
            <text:p>94,397</text:p>
          </table:table-cell>
          <table:table-cell office:value-type="float" office:value="793287" table:style-name="ce13">
            <text:p>793,287</text:p>
          </table:table-cell>
          <table:table-cell office:value-type="float" office:value="707" table:style-name="ce13">
            <text:p>707</text:p>
          </table:table-cell>
          <table:table-cell office:value-type="float" office:value="0.22" table:style-name="ce14">
            <text:p>0.22</text:p>
          </table:table-cell>
          <table:table-cell office:value-type="float" office:value="0.15" table:style-name="ce14">
            <text:p>0.15</text:p>
          </table:table-cell>
          <table:table-cell office:value-type="float" office:value="1370.41" table:style-name="ce14">
            <text:p>1,370.41</text:p>
          </table:table-cell>
          <table:table-cell office:value-type="float" office:value="1322" table:style-name="ce13">
            <text:p>1,322</text:p>
          </table:table-cell>
          <table:table-cell office:value-type="float" office:value="1322" table:style-name="ce13">
            <text:p>1,32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87075" table:style-name="ce13">
            <text:p>587,075</text:p>
          </table:table-cell>
          <table:table-cell office:value-type="float" office:value="367112" table:style-name="ce13">
            <text:p>367,112</text:p>
          </table:table-cell>
          <table:table-cell office:value-type="float" office:value="6037" table:style-name="ce13">
            <text:p>6,037</text:p>
          </table:table-cell>
          <table:table-cell office:value-type="float" office:value="4541" table:style-name="ce13">
            <text:p>4,541</text:p>
          </table:table-cell>
          <table:table-cell office:value-type="float" office:value="782466" table:style-name="ce13">
            <text:p>782,466</text:p>
          </table:table-cell>
          <table:table-cell office:value-type="float" office:value="532344" table:style-name="ce13">
            <text:p>532,344</text:p>
          </table:table-cell>
          <table:table-cell office:value-type="float" office:value="2901193" table:style-name="ce13">
            <text:p>2,901,193</text:p>
          </table:table-cell>
          <table:table-cell office:value-type="float" office:value="1807" table:style-name="ce13">
            <text:p>1,807</text:p>
          </table:table-cell>
          <table:table-cell office:value-type="float" office:value="0.22" table:style-name="ce14">
            <text:p>0.22</text:p>
          </table:table-cell>
          <table:table-cell office:value-type="float" office:value="0.18" table:style-name="ce14">
            <text:p>0.18</text:p>
          </table:table-cell>
          <table:table-cell office:value-type="float" office:value="525.85" table:style-name="ce14">
            <text:p>525.85</text:p>
          </table:table-cell>
          <table:table-cell office:value-type="float" office:value="4202" table:style-name="ce13">
            <text:p>4,202</text:p>
          </table:table-cell>
          <table:table-cell office:value-type="float" office:value="4202" table:style-name="ce13">
            <text:p>4,2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81572" table:style-name="ce13">
            <text:p>1,281,572</text:p>
          </table:table-cell>
          <table:table-cell office:value-type="float" office:value="776255" table:style-name="ce13">
            <text:p>776,255</text:p>
          </table:table-cell>
          <table:table-cell office:value-type="float" office:value="10431" table:style-name="ce13">
            <text:p>10,431</text:p>
          </table:table-cell>
          <table:table-cell office:value-type="float" office:value="12145" table:style-name="ce13">
            <text:p>12,145</text:p>
          </table:table-cell>
          <table:table-cell office:value-type="float" office:value="1470166" table:style-name="ce13">
            <text:p>1,470,166</text:p>
          </table:table-cell>
          <table:table-cell office:value-type="float" office:value="1786696" table:style-name="ce13">
            <text:p>1,786,696</text:p>
          </table:table-cell>
          <table:table-cell office:value-type="float" office:value="4440977" table:style-name="ce13">
            <text:p>4,440,977</text:p>
          </table:table-cell>
          <table:table-cell office:value-type="float" office:value="8396" table:style-name="ce13">
            <text:p>8,396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316.81" table:style-name="ce14">
            <text:p>2,316.81</text:p>
          </table:table-cell>
          <table:table-cell office:value-type="float" office:value="5062" table:style-name="ce13">
            <text:p>5,062</text:p>
          </table:table-cell>
          <table:table-cell office:value-type="float" office:value="5062" table:style-name="ce13">
            <text:p>5,06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04756" table:style-name="ce13">
            <text:p>1,004,756</text:p>
          </table:table-cell>
          <table:table-cell office:value-type="float" office:value="761135" table:style-name="ce13">
            <text:p>761,135</text:p>
          </table:table-cell>
          <table:table-cell office:value-type="float" office:value="6920" table:style-name="ce13">
            <text:p>6,920</text:p>
          </table:table-cell>
          <table:table-cell office:value-type="float" office:value="9418" table:style-name="ce13">
            <text:p>9,418</text:p>
          </table:table-cell>
          <table:table-cell office:value-type="float" office:value="1055275" table:style-name="ce13">
            <text:p>1,055,275</text:p>
          </table:table-cell>
          <table:table-cell office:value-type="float" office:value="3349137" table:style-name="ce13">
            <text:p>3,349,137</text:p>
          </table:table-cell>
          <table:table-cell office:value-type="float" office:value="3834804" table:style-name="ce13">
            <text:p>3,834,804</text:p>
          </table:table-cell>
          <table:table-cell office:value-type="float" office:value="1493" table:style-name="ce13">
            <text:p>1,493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584.88" table:style-name="ce14">
            <text:p>584.8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26111" table:style-name="ce13">
            <text:p>526,111</text:p>
          </table:table-cell>
          <table:table-cell office:value-type="float" office:value="222539" table:style-name="ce13">
            <text:p>222,539</text:p>
          </table:table-cell>
          <table:table-cell office:value-type="float" office:value="3819" table:style-name="ce13">
            <text:p>3,819</text:p>
          </table:table-cell>
          <table:table-cell office:value-type="float" office:value="4677" table:style-name="ce13">
            <text:p>4,677</text:p>
          </table:table-cell>
          <table:table-cell office:value-type="float" office:value="278675" table:style-name="ce13">
            <text:p>278,675</text:p>
          </table:table-cell>
          <table:table-cell office:value-type="float" office:value="366078" table:style-name="ce13">
            <text:p>366,078</text:p>
          </table:table-cell>
          <table:table-cell office:value-type="float" office:value="1352216" table:style-name="ce13">
            <text:p>1,352,216</text:p>
          </table:table-cell>
          <table:table-cell office:value-type="float" office:value="930" table:style-name="ce13">
            <text:p>930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861.67" table:style-name="ce14">
            <text:p>861.67</text:p>
          </table:table-cell>
          <table:table-cell office:value-type="float" office:value="2150" table:style-name="ce13">
            <text:p>2,150</text:p>
          </table:table-cell>
          <table:table-cell office:value-type="float" office:value="2150" table:style-name="ce13">
            <text:p>2,15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2494" table:style-name="ce13">
            <text:p>442,494</text:p>
          </table:table-cell>
          <table:table-cell office:value-type="float" office:value="230151" table:style-name="ce13">
            <text:p>230,151</text:p>
          </table:table-cell>
          <table:table-cell office:value-type="float" office:value="3645" table:style-name="ce13">
            <text:p>3,645</text:p>
          </table:table-cell>
          <table:table-cell office:value-type="float" office:value="2167" table:style-name="ce13">
            <text:p>2,167</text:p>
          </table:table-cell>
          <table:table-cell office:value-type="float" office:value="627027" table:style-name="ce13">
            <text:p>627,027</text:p>
          </table:table-cell>
          <table:table-cell office:value-type="float" office:value="745844" table:style-name="ce13">
            <text:p>745,844</text:p>
          </table:table-cell>
          <table:table-cell office:value-type="float" office:value="1223127" table:style-name="ce13">
            <text:p>1,223,127</text:p>
          </table:table-cell>
          <table:table-cell office:value-type="float" office:value="6153" table:style-name="ce13">
            <text:p>6,153</text:p>
          </table:table-cell>
          <table:table-cell office:value-type="float" office:value="0.18" table:style-name="ce14">
            <text:p>0.18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1627.96" table:style-name="ce14">
            <text:p>1,627.96</text:p>
          </table:table-cell>
          <table:table-cell office:value-type="float" office:value="3076" table:style-name="ce13">
            <text:p>3,076</text:p>
          </table:table-cell>
          <table:table-cell office:value-type="float" office:value="3076" table:style-name="ce13">
            <text:p>3,0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881530" table:style-name="ce13">
            <text:p>3,881,530</text:p>
          </table:table-cell>
          <table:table-cell office:value-type="float" office:value="2593594" table:style-name="ce13">
            <text:p>2,593,594</text:p>
          </table:table-cell>
          <table:table-cell office:value-type="float" office:value="51881" table:style-name="ce13">
            <text:p>51,881</text:p>
          </table:table-cell>
          <table:table-cell office:value-type="float" office:value="26316" table:style-name="ce13">
            <text:p>26,316</text:p>
          </table:table-cell>
          <table:table-cell office:value-type="float" office:value="5746172" table:style-name="ce13">
            <text:p>5,746,172</text:p>
          </table:table-cell>
          <table:table-cell office:value-type="float" office:value="22613495" table:style-name="ce13">
            <text:p>22,613,495</text:p>
          </table:table-cell>
          <table:table-cell office:value-type="float" office:value="25691027" table:style-name="ce13">
            <text:p>25,691,027</text:p>
          </table:table-cell>
          <table:table-cell office:value-type="float" office:value="87593" table:style-name="ce13">
            <text:p>87,59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47.24" table:style-name="ce14">
            <text:p>1,447.24</text:p>
          </table:table-cell>
          <table:table-cell office:value-type="float" office:value="17690" table:style-name="ce13">
            <text:p>17,690</text:p>
          </table:table-cell>
          <table:table-cell office:value-type="float" office:value="17690" table:style-name="ce13">
            <text:p>17,6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140591" table:style-name="ce13">
            <text:p>7,140,591</text:p>
          </table:table-cell>
          <table:table-cell office:value-type="float" office:value="5145914" table:style-name="ce13">
            <text:p>5,145,914</text:p>
          </table:table-cell>
          <table:table-cell office:value-type="float" office:value="60911" table:style-name="ce13">
            <text:p>60,911</text:p>
          </table:table-cell>
          <table:table-cell office:value-type="float" office:value="35757" table:style-name="ce13">
            <text:p>35,757</text:p>
          </table:table-cell>
          <table:table-cell office:value-type="float" office:value="18445195" table:style-name="ce13">
            <text:p>18,445,195</text:p>
          </table:table-cell>
          <table:table-cell office:value-type="float" office:value="17789126" table:style-name="ce13">
            <text:p>17,789,126</text:p>
          </table:table-cell>
          <table:table-cell office:value-type="float" office:value="37987063" table:style-name="ce13">
            <text:p>37,987,063</text:p>
          </table:table-cell>
          <table:table-cell office:value-type="float" office:value="219266" table:style-name="ce13">
            <text:p>219,266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352.91" table:style-name="ce14">
            <text:p>1,352.91</text:p>
          </table:table-cell>
          <table:table-cell office:value-type="float" office:value="31952" table:style-name="ce13">
            <text:p>31,952</text:p>
          </table:table-cell>
          <table:table-cell office:value-type="float" office:value="31952" table:style-name="ce13">
            <text:p>31,9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867" table:style-name="ce13">
            <text:p>15,867</text:p>
          </table:table-cell>
          <table:table-cell office:value-type="float" office:value="7503" table:style-name="ce13">
            <text:p>7,503</text:p>
          </table:table-cell>
          <table:table-cell office:value-type="float" office:value="149" table:style-name="ce13">
            <text:p>149</text:p>
          </table:table-cell>
          <table:table-cell office:value-type="float" office:value="99" table:style-name="ce13">
            <text:p>99</text:p>
          </table:table-cell>
          <table:table-cell office:value-type="float" office:value="12224" table:style-name="ce13">
            <text:p>12,224</text:p>
          </table:table-cell>
          <table:table-cell office:value-type="float" office:value="0" table:style-name="ce13">
            <text:p>0</text:p>
          </table:table-cell>
          <table:table-cell office:value-type="float" office:value="167106" table:style-name="ce13">
            <text:p>167,106</text:p>
          </table:table-cell>
          <table:table-cell office:value-type="float" office:value="122" table:style-name="ce13">
            <text:p>122</text:p>
          </table:table-cell>
          <table:table-cell office:value-type="float" office:value="0.48" table:style-name="ce14">
            <text:p>0.48</text:p>
          </table:table-cell>
          <table:table-cell office:value-type="float" office:value="0.48" table:style-name="ce14">
            <text:p>0.48</text:p>
          </table:table-cell>
          <table:table-cell office:value-type="float" office:value="215.5" table:style-name="ce14">
            <text:p>215.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05168" table:style-name="ce13">
            <text:p>1,005,168</text:p>
          </table:table-cell>
          <table:table-cell office:value-type="float" office:value="636121" table:style-name="ce13">
            <text:p>636,121</text:p>
          </table:table-cell>
          <table:table-cell office:value-type="float" office:value="7184" table:style-name="ce13">
            <text:p>7,184</text:p>
          </table:table-cell>
          <table:table-cell office:value-type="float" office:value="4996" table:style-name="ce13">
            <text:p>4,996</text:p>
          </table:table-cell>
          <table:table-cell office:value-type="float" office:value="1614858" table:style-name="ce13">
            <text:p>1,614,858</text:p>
          </table:table-cell>
          <table:table-cell office:value-type="float" office:value="2953168" table:style-name="ce13">
            <text:p>2,953,168</text:p>
          </table:table-cell>
          <table:table-cell office:value-type="float" office:value="3423904" table:style-name="ce13">
            <text:p>3,423,904</text:p>
          </table:table-cell>
          <table:table-cell office:value-type="float" office:value="10412" table:style-name="ce13">
            <text:p>10,412</text:p>
          </table:table-cell>
          <table:table-cell office:value-type="float" office:value="0.22" table:style-name="ce14">
            <text:p>0.22</text:p>
          </table:table-cell>
          <table:table-cell office:value-type="float" office:value="0.13" table:style-name="ce14">
            <text:p>0.13</text:p>
          </table:table-cell>
          <table:table-cell office:value-type="float" office:value="446.8" table:style-name="ce14">
            <text:p>446.80</text:p>
          </table:table-cell>
          <table:table-cell office:value-type="float" office:value="5040" table:style-name="ce13">
            <text:p>5,040</text:p>
          </table:table-cell>
          <table:table-cell office:value-type="float" office:value="5040" table:style-name="ce13">
            <text:p>5,0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2348" table:style-name="ce13">
            <text:p>2,852,348</text:p>
          </table:table-cell>
          <table:table-cell office:value-type="float" office:value="2177709" table:style-name="ce13">
            <text:p>2,177,709</text:p>
          </table:table-cell>
          <table:table-cell office:value-type="float" office:value="27787" table:style-name="ce13">
            <text:p>27,787</text:p>
          </table:table-cell>
          <table:table-cell office:value-type="float" office:value="37394" table:style-name="ce13">
            <text:p>37,394</text:p>
          </table:table-cell>
          <table:table-cell office:value-type="float" office:value="11346918" table:style-name="ce13">
            <text:p>11,346,918</text:p>
          </table:table-cell>
          <table:table-cell office:value-type="float" office:value="11587113" table:style-name="ce13">
            <text:p>11,587,113</text:p>
          </table:table-cell>
          <table:table-cell office:value-type="float" office:value="17943813" table:style-name="ce13">
            <text:p>17,943,813</text:p>
          </table:table-cell>
          <table:table-cell office:value-type="float" office:value="147229" table:style-name="ce13">
            <text:p>147,229</text:p>
          </table:table-cell>
          <table:table-cell office:value-type="float" office:value="0.5" table:style-name="ce14">
            <text:p>0.50</text:p>
          </table:table-cell>
          <table:table-cell office:value-type="float" office:value="0.16" table:style-name="ce14">
            <text:p>0.16</text:p>
          </table:table-cell>
          <table:table-cell office:value-type="float" office:value="428.78" table:style-name="ce14">
            <text:p>428.78</text:p>
          </table:table-cell>
          <table:table-cell office:value-type="float" office:value="31211" table:style-name="ce13">
            <text:p>31,211</text:p>
          </table:table-cell>
          <table:table-cell office:value-type="float" office:value="31211" table:style-name="ce13">
            <text:p>31,2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19437" table:style-name="ce13">
            <text:p>219,437</text:p>
          </table:table-cell>
          <table:table-cell office:value-type="float" office:value="108564" table:style-name="ce13">
            <text:p>108,564</text:p>
          </table:table-cell>
          <table:table-cell office:value-type="float" office:value="21243" table:style-name="ce13">
            <text:p>21,243</text:p>
          </table:table-cell>
          <table:table-cell office:value-type="float" office:value="1240" table:style-name="ce13">
            <text:p>1,240</text:p>
          </table:table-cell>
          <table:table-cell office:value-type="float" office:value="331616" table:style-name="ce13">
            <text:p>331,616</text:p>
          </table:table-cell>
          <table:table-cell office:value-type="float" office:value="24872" table:style-name="ce13">
            <text:p>24,872</text:p>
          </table:table-cell>
          <table:table-cell office:value-type="float" office:value="835133" table:style-name="ce13">
            <text:p>835,133</text:p>
          </table:table-cell>
          <table:table-cell office:value-type="float" office:value="2321" table:style-name="ce13">
            <text:p>2,321</text:p>
          </table:table-cell>
          <table:table-cell office:value-type="float" office:value="0.08" table:style-name="ce14">
            <text:p>0.08</text:p>
          </table:table-cell>
          <table:table-cell office:value-type="float" office:value="0.03" table:style-name="ce14">
            <text:p>0.03</text:p>
          </table:table-cell>
          <table:table-cell office:value-type="float" office:value="354.7" table:style-name="ce14">
            <text:p>354.70</text:p>
          </table:table-cell>
          <table:table-cell office:value-type="float" office:value="797" table:style-name="ce13">
            <text:p>797</text:p>
          </table:table-cell>
          <table:table-cell office:value-type="float" office:value="797" table:style-name="ce13">
            <text:p>7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7090" table:style-name="ce13">
            <text:p>417,090</text:p>
          </table:table-cell>
          <table:table-cell office:value-type="float" office:value="299347" table:style-name="ce13">
            <text:p>299,347</text:p>
          </table:table-cell>
          <table:table-cell office:value-type="float" office:value="1704" table:style-name="ce13">
            <text:p>1,704</text:p>
          </table:table-cell>
          <table:table-cell office:value-type="float" office:value="2870" table:style-name="ce13">
            <text:p>2,870</text:p>
          </table:table-cell>
          <table:table-cell office:value-type="float" office:value="1245204" table:style-name="ce13">
            <text:p>1,245,204</text:p>
          </table:table-cell>
          <table:table-cell office:value-type="float" office:value="428031" table:style-name="ce13">
            <text:p>428,031</text:p>
          </table:table-cell>
          <table:table-cell office:value-type="float" office:value="3228783" table:style-name="ce13">
            <text:p>3,228,783</text:p>
          </table:table-cell>
          <table:table-cell office:value-type="float" office:value="4992" table:style-name="ce13">
            <text:p>4,992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055.24" table:style-name="ce14">
            <text:p>1,055.24</text:p>
          </table:table-cell>
          <table:table-cell office:value-type="float" office:value="3332" table:style-name="ce13">
            <text:p>3,332</text:p>
          </table:table-cell>
          <table:table-cell office:value-type="float" office:value="3332" table:style-name="ce13">
            <text:p>3,3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9692" table:style-name="ce13">
            <text:p>149,692</text:p>
          </table:table-cell>
          <table:table-cell office:value-type="float" office:value="79297" table:style-name="ce13">
            <text:p>79,297</text:p>
          </table:table-cell>
          <table:table-cell office:value-type="float" office:value="1293" table:style-name="ce13">
            <text:p>1,293</text:p>
          </table:table-cell>
          <table:table-cell office:value-type="float" office:value="852" table:style-name="ce13">
            <text:p>852</text:p>
          </table:table-cell>
          <table:table-cell office:value-type="float" office:value="230298" table:style-name="ce13">
            <text:p>230,298</text:p>
          </table:table-cell>
          <table:table-cell office:value-type="float" office:value="53331" table:style-name="ce13">
            <text:p>53,331</text:p>
          </table:table-cell>
          <table:table-cell office:value-type="float" office:value="498157" table:style-name="ce13">
            <text:p>498,157</text:p>
          </table:table-cell>
          <table:table-cell office:value-type="float" office:value="296" table:style-name="ce13">
            <text:p>296</text:p>
          </table:table-cell>
          <table:table-cell office:value-type="float" office:value="0.42" table:style-name="ce14">
            <text:p>0.42</text:p>
          </table:table-cell>
          <table:table-cell office:value-type="float" office:value="0" table:style-name="ce14">
            <text:p>0.00</text:p>
          </table:table-cell>
          <table:table-cell office:value-type="float" office:value="1281.69" table:style-name="ce14">
            <text:p>1,281.69</text:p>
          </table:table-cell>
          <table:table-cell office:value-type="float" office:value="1545" table:style-name="ce13">
            <text:p>1,545</text:p>
          </table:table-cell>
          <table:table-cell office:value-type="float" office:value="1545" table:style-name="ce13">
            <text:p>1,5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7685" table:style-name="ce13">
            <text:p>617,685</text:p>
          </table:table-cell>
          <table:table-cell office:value-type="float" office:value="426676" table:style-name="ce13">
            <text:p>426,676</text:p>
          </table:table-cell>
          <table:table-cell office:value-type="float" office:value="9410" table:style-name="ce13">
            <text:p>9,410</text:p>
          </table:table-cell>
          <table:table-cell office:value-type="float" office:value="7795" table:style-name="ce13">
            <text:p>7,795</text:p>
          </table:table-cell>
          <table:table-cell office:value-type="float" office:value="1955282" table:style-name="ce13">
            <text:p>1,955,282</text:p>
          </table:table-cell>
          <table:table-cell office:value-type="float" office:value="1656735" table:style-name="ce13">
            <text:p>1,656,735</text:p>
          </table:table-cell>
          <table:table-cell office:value-type="float" office:value="4807224" table:style-name="ce13">
            <text:p>4,807,224</text:p>
          </table:table-cell>
          <table:table-cell office:value-type="float" office:value="24884" table:style-name="ce13">
            <text:p>24,884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981.46" table:style-name="ce14">
            <text:p>1,981.46</text:p>
          </table:table-cell>
          <table:table-cell office:value-type="float" office:value="4803" table:style-name="ce13">
            <text:p>4,803</text:p>
          </table:table-cell>
          <table:table-cell office:value-type="float" office:value="4803" table:style-name="ce13">
            <text:p>4,8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493" table:style-name="ce13">
            <text:p>9,493</text:p>
          </table:table-cell>
          <table:table-cell office:value-type="float" office:value="5049" table:style-name="ce13">
            <text:p>5,049</text:p>
          </table:table-cell>
          <table:table-cell office:value-type="float" office:value="10" table:style-name="ce13">
            <text:p>10</text:p>
          </table:table-cell>
          <table:table-cell office:value-type="float" office:value="120" table:style-name="ce13">
            <text:p>120</text:p>
          </table:table-cell>
          <table:table-cell office:value-type="float" office:value="10888" table:style-name="ce13">
            <text:p>10,888</text:p>
          </table:table-cell>
          <table:table-cell office:value-type="float" office:value="2188" table:style-name="ce13">
            <text:p>2,188</text:p>
          </table:table-cell>
          <table:table-cell office:value-type="float" office:value="38319" table:style-name="ce13">
            <text:p>38,319</text:p>
          </table:table-cell>
          <table:table-cell office:value-type="float" office:value="0" table:style-name="ce13">
            <text:p>0</text:p>
          </table:table-cell>
          <table:table-cell office:value-type="float" office:value="0.39" table:style-name="ce14">
            <text:p>0.39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507.7" table:style-name="ce14">
            <text:p>507.7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98718" table:style-name="ce13">
            <text:p>898,718</text:p>
          </table:table-cell>
          <table:table-cell office:value-type="float" office:value="540173" table:style-name="ce13">
            <text:p>540,173</text:p>
          </table:table-cell>
          <table:table-cell office:value-type="float" office:value="12574" table:style-name="ce13">
            <text:p>12,574</text:p>
          </table:table-cell>
          <table:table-cell office:value-type="float" office:value="6072" table:style-name="ce13">
            <text:p>6,072</text:p>
          </table:table-cell>
          <table:table-cell office:value-type="float" office:value="1605392" table:style-name="ce13">
            <text:p>1,605,392</text:p>
          </table:table-cell>
          <table:table-cell office:value-type="float" office:value="2002582" table:style-name="ce13">
            <text:p>2,002,582</text:p>
          </table:table-cell>
          <table:table-cell office:value-type="float" office:value="3283617" table:style-name="ce13">
            <text:p>3,283,617</text:p>
          </table:table-cell>
          <table:table-cell office:value-type="float" office:value="5444" table:style-name="ce13">
            <text:p>5,444</text:p>
          </table:table-cell>
          <table:table-cell office:value-type="float" office:value="0.11" table:style-name="ce14">
            <text:p>0.11</text:p>
          </table:table-cell>
          <table:table-cell office:value-type="float" office:value="0.01" table:style-name="ce14">
            <text:p>0.01</text:p>
          </table:table-cell>
          <table:table-cell office:value-type="float" office:value="237.39" table:style-name="ce14">
            <text:p>237.39</text:p>
          </table:table-cell>
          <table:table-cell office:value-type="float" office:value="4299" table:style-name="ce13">
            <text:p>4,299</text:p>
          </table:table-cell>
          <table:table-cell office:value-type="float" office:value="4299" table:style-name="ce13">
            <text:p>4,29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2256" table:style-name="ce13">
            <text:p>112,256</text:p>
          </table:table-cell>
          <table:table-cell office:value-type="float" office:value="53767" table:style-name="ce13">
            <text:p>53,767</text:p>
          </table:table-cell>
          <table:table-cell office:value-type="float" office:value="1714" table:style-name="ce13">
            <text:p>1,714</text:p>
          </table:table-cell>
          <table:table-cell office:value-type="float" office:value="737" table:style-name="ce13">
            <text:p>737</text:p>
          </table:table-cell>
          <table:table-cell office:value-type="float" office:value="188071" table:style-name="ce13">
            <text:p>188,071</text:p>
          </table:table-cell>
          <table:table-cell office:value-type="float" office:value="76658" table:style-name="ce13">
            <text:p>76,658</text:p>
          </table:table-cell>
          <table:table-cell office:value-type="float" office:value="321527" table:style-name="ce13">
            <text:p>321,527</text:p>
          </table:table-cell>
          <table:table-cell office:value-type="float" office:value="119" table:style-name="ce13">
            <text:p>119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517.37" table:style-name="ce14">
            <text:p>517.3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017" table:style-name="ce13">
            <text:p>15,017</text:p>
          </table:table-cell>
          <table:table-cell office:value-type="float" office:value="10119" table:style-name="ce13">
            <text:p>10,119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float" office:value="19526" table:style-name="ce13">
            <text:p>19,526</text:p>
          </table:table-cell>
          <table:table-cell office:value-type="float" office:value="14660" table:style-name="ce13">
            <text:p>14,660</text:p>
          </table:table-cell>
          <table:table-cell office:value-type="float" office:value="113939" table:style-name="ce13">
            <text:p>113,939</text:p>
          </table:table-cell>
          <table:table-cell office:value-type="float" office:value="21" table:style-name="ce13">
            <text:p>21</text:p>
          </table:table-cell>
          <table:table-cell office:value-type="float" office:value="0.34" table:style-name="ce14">
            <text:p>0.34</text:p>
          </table:table-cell>
          <table:table-cell office:value-type="float" office:value="0" table:style-name="ce14">
            <text:p>0.00</text:p>
          </table:table-cell>
          <table:table-cell office:value-type="float" office:value="6640.99" table:style-name="ce14">
            <text:p>6,640.99</text:p>
          </table:table-cell>
          <table:table-cell office:value-type="float" office:value="106" table:style-name="ce13">
            <text:p>106</text:p>
          </table:table-cell>
          <table:table-cell office:value-type="float" office:value="106" table:style-name="ce13">
            <text:p>10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51261" table:style-name="ce13">
            <text:p>2,251,261</text:p>
          </table:table-cell>
          <table:table-cell office:value-type="float" office:value="1322997" table:style-name="ce13">
            <text:p>1,322,997</text:p>
          </table:table-cell>
          <table:table-cell office:value-type="float" office:value="23169" table:style-name="ce13">
            <text:p>23,169</text:p>
          </table:table-cell>
          <table:table-cell office:value-type="float" office:value="15573" table:style-name="ce13">
            <text:p>15,573</text:p>
          </table:table-cell>
          <table:table-cell office:value-type="float" office:value="5725291" table:style-name="ce13">
            <text:p>5,725,291</text:p>
          </table:table-cell>
          <table:table-cell office:value-type="float" office:value="4252721" table:style-name="ce13">
            <text:p>4,252,721</text:p>
          </table:table-cell>
          <table:table-cell office:value-type="float" office:value="8908027" table:style-name="ce13">
            <text:p>8,908,027</text:p>
          </table:table-cell>
          <table:table-cell office:value-type="float" office:value="60162" table:style-name="ce13">
            <text:p>60,162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58.62" table:style-name="ce14">
            <text:p>158.62</text:p>
          </table:table-cell>
          <table:table-cell office:value-type="float" office:value="13945" table:style-name="ce13">
            <text:p>13,945</text:p>
          </table:table-cell>
          <table:table-cell office:value-type="float" office:value="13945" table:style-name="ce13">
            <text:p>13,9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29635" table:style-name="ce13">
            <text:p>1,629,635</text:p>
          </table:table-cell>
          <table:table-cell office:value-type="float" office:value="1047200" table:style-name="ce13">
            <text:p>1,047,200</text:p>
          </table:table-cell>
          <table:table-cell office:value-type="float" office:value="10498" table:style-name="ce13">
            <text:p>10,498</text:p>
          </table:table-cell>
          <table:table-cell office:value-type="float" office:value="7670" table:style-name="ce13">
            <text:p>7,670</text:p>
          </table:table-cell>
          <table:table-cell office:value-type="float" office:value="4101266" table:style-name="ce13">
            <text:p>4,101,266</text:p>
          </table:table-cell>
          <table:table-cell office:value-type="float" office:value="5502427" table:style-name="ce13">
            <text:p>5,502,427</text:p>
          </table:table-cell>
          <table:table-cell office:value-type="float" office:value="4331003" table:style-name="ce13">
            <text:p>4,331,003</text:p>
          </table:table-cell>
          <table:table-cell office:value-type="float" office:value="145884" table:style-name="ce13">
            <text:p>145,884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1" table:style-name="ce14">
            <text:p>0.10</text:p>
          </table:table-cell>
          <table:table-cell office:value-type="float" office:value="100.66" table:style-name="ce14">
            <text:p>100.66</text:p>
          </table:table-cell>
          <table:table-cell office:value-type="float" office:value="10651" table:style-name="ce13">
            <text:p>10,651</text:p>
          </table:table-cell>
          <table:table-cell office:value-type="float" office:value="10651" table:style-name="ce13">
            <text:p>10,6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7580" table:style-name="ce13">
            <text:p>1,157,580</text:p>
          </table:table-cell>
          <table:table-cell office:value-type="float" office:value="586159" table:style-name="ce13">
            <text:p>586,159</text:p>
          </table:table-cell>
          <table:table-cell office:value-type="float" office:value="2367" table:style-name="ce13">
            <text:p>2,367</text:p>
          </table:table-cell>
          <table:table-cell office:value-type="float" office:value="8251" table:style-name="ce13">
            <text:p>8,251</text:p>
          </table:table-cell>
          <table:table-cell office:value-type="float" office:value="1343848" table:style-name="ce13">
            <text:p>1,343,848</text:p>
          </table:table-cell>
          <table:table-cell office:value-type="float" office:value="3185134" table:style-name="ce13">
            <text:p>3,185,134</text:p>
          </table:table-cell>
          <table:table-cell office:value-type="float" office:value="4231152" table:style-name="ce13">
            <text:p>4,231,152</text:p>
          </table:table-cell>
          <table:table-cell office:value-type="float" office:value="16300" table:style-name="ce13">
            <text:p>16,300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29.73" table:style-name="ce14">
            <text:p>729.73</text:p>
          </table:table-cell>
          <table:table-cell office:value-type="float" office:value="4370" table:style-name="ce13">
            <text:p>4,370</text:p>
          </table:table-cell>
          <table:table-cell office:value-type="float" office:value="4370" table:style-name="ce13">
            <text:p>4,3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67816" table:style-name="ce13">
            <text:p>2,067,816</text:p>
          </table:table-cell>
          <table:table-cell office:value-type="float" office:value="1109617" table:style-name="ce13">
            <text:p>1,109,617</text:p>
          </table:table-cell>
          <table:table-cell office:value-type="float" office:value="89629" table:style-name="ce13">
            <text:p>89,629</text:p>
          </table:table-cell>
          <table:table-cell office:value-type="float" office:value="84043" table:style-name="ce13">
            <text:p>84,043</text:p>
          </table:table-cell>
          <table:table-cell office:value-type="float" office:value="4120336" table:style-name="ce13">
            <text:p>4,120,336</text:p>
          </table:table-cell>
          <table:table-cell office:value-type="float" office:value="5007287" table:style-name="ce13">
            <text:p>5,007,287</text:p>
          </table:table-cell>
          <table:table-cell office:value-type="float" office:value="10794027" table:style-name="ce13">
            <text:p>10,794,027</text:p>
          </table:table-cell>
          <table:table-cell office:value-type="float" office:value="87421" table:style-name="ce13">
            <text:p>87,421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876.6" table:style-name="ce14">
            <text:p>876.60</text:p>
          </table:table-cell>
          <table:table-cell office:value-type="float" office:value="9489" table:style-name="ce13">
            <text:p>9,489</text:p>
          </table:table-cell>
          <table:table-cell office:value-type="float" office:value="9489" table:style-name="ce13">
            <text:p>9,4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373780" table:style-name="ce13">
            <text:p>6,373,780</text:p>
          </table:table-cell>
          <table:table-cell office:value-type="float" office:value="4483522" table:style-name="ce13">
            <text:p>4,483,522</text:p>
          </table:table-cell>
          <table:table-cell office:value-type="float" office:value="48214" table:style-name="ce13">
            <text:p>48,214</text:p>
          </table:table-cell>
          <table:table-cell office:value-type="float" office:value="20717" table:style-name="ce13">
            <text:p>20,717</text:p>
          </table:table-cell>
          <table:table-cell office:value-type="float" office:value="12893033" table:style-name="ce13">
            <text:p>12,893,033</text:p>
          </table:table-cell>
          <table:table-cell office:value-type="float" office:value="17329594" table:style-name="ce13">
            <text:p>17,329,594</text:p>
          </table:table-cell>
          <table:table-cell office:value-type="float" office:value="37406728" table:style-name="ce13">
            <text:p>37,406,728</text:p>
          </table:table-cell>
          <table:table-cell office:value-type="float" office:value="283764" table:style-name="ce13">
            <text:p>283,764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680.49" table:style-name="ce14">
            <text:p>680.49</text:p>
          </table:table-cell>
          <table:table-cell office:value-type="float" office:value="36879" table:style-name="ce13">
            <text:p>36,879</text:p>
          </table:table-cell>
          <table:table-cell office:value-type="float" office:value="36879" table:style-name="ce13">
            <text:p>36,8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55939" table:style-name="ce13">
            <text:p>355,939</text:p>
          </table:table-cell>
          <table:table-cell office:value-type="float" office:value="185563" table:style-name="ce13">
            <text:p>185,563</text:p>
          </table:table-cell>
          <table:table-cell office:value-type="float" office:value="5097" table:style-name="ce13">
            <text:p>5,097</text:p>
          </table:table-cell>
          <table:table-cell office:value-type="float" office:value="5808" table:style-name="ce13">
            <text:p>5,808</text:p>
          </table:table-cell>
          <table:table-cell office:value-type="float" office:value="1111632" table:style-name="ce13">
            <text:p>1,111,632</text:p>
          </table:table-cell>
          <table:table-cell office:value-type="float" office:value="863455" table:style-name="ce13">
            <text:p>863,455</text:p>
          </table:table-cell>
          <table:table-cell office:value-type="float" office:value="936575" table:style-name="ce13">
            <text:p>936,575</text:p>
          </table:table-cell>
          <table:table-cell office:value-type="float" office:value="6709" table:style-name="ce13">
            <text:p>6,709</text:p>
          </table:table-cell>
          <table:table-cell office:value-type="float" office:value="0.53" table:style-name="ce14">
            <text:p>0.53</text:p>
          </table:table-cell>
          <table:table-cell office:value-type="float" office:value="0.26" table:style-name="ce14">
            <text:p>0.26</text:p>
          </table:table-cell>
          <table:table-cell office:value-type="float" office:value="189.47" table:style-name="ce14">
            <text:p>189.47</text:p>
          </table:table-cell>
          <table:table-cell office:value-type="float" office:value="5332" table:style-name="ce13">
            <text:p>5,332</text:p>
          </table:table-cell>
          <table:table-cell office:value-type="float" office:value="5332" table:style-name="ce13">
            <text:p>5,3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9349" table:style-name="ce13">
            <text:p>609,349</text:p>
          </table:table-cell>
          <table:table-cell office:value-type="float" office:value="327992" table:style-name="ce13">
            <text:p>327,992</text:p>
          </table:table-cell>
          <table:table-cell office:value-type="float" office:value="3656" table:style-name="ce13">
            <text:p>3,656</text:p>
          </table:table-cell>
          <table:table-cell office:value-type="float" office:value="4986" table:style-name="ce13">
            <text:p>4,986</text:p>
          </table:table-cell>
          <table:table-cell office:value-type="float" office:value="1370369" table:style-name="ce13">
            <text:p>1,370,369</text:p>
          </table:table-cell>
          <table:table-cell office:value-type="float" office:value="2033071" table:style-name="ce13">
            <text:p>2,033,071</text:p>
          </table:table-cell>
          <table:table-cell office:value-type="float" office:value="2987347" table:style-name="ce13">
            <text:p>2,987,347</text:p>
          </table:table-cell>
          <table:table-cell office:value-type="float" office:value="20985" table:style-name="ce13">
            <text:p>20,985</text:p>
          </table:table-cell>
          <table:table-cell office:value-type="float" office:value="0.61" table:style-name="ce14">
            <text:p>0.61</text:p>
          </table:table-cell>
          <table:table-cell office:value-type="float" office:value="0" table:style-name="ce14">
            <text:p>0.00</text:p>
          </table:table-cell>
          <table:table-cell office:value-type="float" office:value="307.02" table:style-name="ce14">
            <text:p>307.02</text:p>
          </table:table-cell>
          <table:table-cell office:value-type="float" office:value="9695" table:style-name="ce13">
            <text:p>9,695</text:p>
          </table:table-cell>
          <table:table-cell office:value-type="float" office:value="9695" table:style-name="ce13">
            <text:p>9,6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763691" table:style-name="ce13">
            <text:p>5,763,691</text:p>
          </table:table-cell>
          <table:table-cell office:value-type="float" office:value="4027672" table:style-name="ce13">
            <text:p>4,027,672</text:p>
          </table:table-cell>
          <table:table-cell office:value-type="float" office:value="63419" table:style-name="ce13">
            <text:p>63,419</text:p>
          </table:table-cell>
          <table:table-cell office:value-type="float" office:value="30496" table:style-name="ce13">
            <text:p>30,496</text:p>
          </table:table-cell>
          <table:table-cell office:value-type="float" office:value="10496820" table:style-name="ce13">
            <text:p>10,496,820</text:p>
          </table:table-cell>
          <table:table-cell office:value-type="float" office:value="22015826" table:style-name="ce13">
            <text:p>22,015,826</text:p>
          </table:table-cell>
          <table:table-cell office:value-type="float" office:value="29007826" table:style-name="ce13">
            <text:p>29,007,826</text:p>
          </table:table-cell>
          <table:table-cell office:value-type="float" office:value="207592" table:style-name="ce13">
            <text:p>207,592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1009.13" table:style-name="ce14">
            <text:p>1,009.13</text:p>
          </table:table-cell>
          <table:table-cell office:value-type="float" office:value="19590" table:style-name="ce13">
            <text:p>19,590</text:p>
          </table:table-cell>
          <table:table-cell office:value-type="float" office:value="19590" table:style-name="ce13">
            <text:p>19,5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5809" table:style-name="ce13">
            <text:p>145,809</text:p>
          </table:table-cell>
          <table:table-cell office:value-type="float" office:value="95871" table:style-name="ce13">
            <text:p>95,871</text:p>
          </table:table-cell>
          <table:table-cell office:value-type="float" office:value="277" table:style-name="ce13">
            <text:p>277</text:p>
          </table:table-cell>
          <table:table-cell office:value-type="float" office:value="516" table:style-name="ce13">
            <text:p>516</text:p>
          </table:table-cell>
          <table:table-cell office:value-type="float" office:value="258287" table:style-name="ce13">
            <text:p>258,287</text:p>
          </table:table-cell>
          <table:table-cell office:value-type="float" office:value="111876" table:style-name="ce13">
            <text:p>111,876</text:p>
          </table:table-cell>
          <table:table-cell office:value-type="float" office:value="294874" table:style-name="ce13">
            <text:p>294,874</text:p>
          </table:table-cell>
          <table:table-cell office:value-type="float" office:value="1862" table:style-name="ce13">
            <text:p>1,862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980.62" table:style-name="ce14">
            <text:p>980.62</text:p>
          </table:table-cell>
          <table:table-cell office:value-type="float" office:value="600" table:style-name="ce13">
            <text:p>600</text:p>
          </table:table-cell>
          <table:table-cell office:value-type="float" office:value="600" table:style-name="ce13">
            <text:p>6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810" table:style-name="ce13">
            <text:p>123,810</text:p>
          </table:table-cell>
          <table:table-cell office:value-type="float" office:value="56491" table:style-name="ce13">
            <text:p>56,491</text:p>
          </table:table-cell>
          <table:table-cell office:value-type="float" office:value="316" table:style-name="ce13">
            <text:p>316</text:p>
          </table:table-cell>
          <table:table-cell office:value-type="float" office:value="548" table:style-name="ce13">
            <text:p>548</text:p>
          </table:table-cell>
          <table:table-cell office:value-type="float" office:value="213814" table:style-name="ce13">
            <text:p>213,814</text:p>
          </table:table-cell>
          <table:table-cell office:value-type="float" office:value="1172416" table:style-name="ce13">
            <text:p>1,172,416</text:p>
          </table:table-cell>
          <table:table-cell office:value-type="float" office:value="333413" table:style-name="ce13">
            <text:p>333,413</text:p>
          </table:table-cell>
          <table:table-cell office:value-type="float" office:value="607" table:style-name="ce13">
            <text:p>607</text:p>
          </table:table-cell>
          <table:table-cell office:value-type="float" office:value="0.31" table:style-name="ce14">
            <text:p>0.31</text:p>
          </table:table-cell>
          <table:table-cell office:value-type="float" office:value="0.1" table:style-name="ce14">
            <text:p>0.10</text:p>
          </table:table-cell>
          <table:table-cell office:value-type="float" office:value="173.5" table:style-name="ce14">
            <text:p>173.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340651" table:style-name="ce13">
            <text:p>7,340,651</text:p>
          </table:table-cell>
          <table:table-cell office:value-type="float" office:value="4739732" table:style-name="ce13">
            <text:p>4,739,732</text:p>
          </table:table-cell>
          <table:table-cell office:value-type="float" office:value="91967" table:style-name="ce13">
            <text:p>91,967</text:p>
          </table:table-cell>
          <table:table-cell office:value-type="float" office:value="33022" table:style-name="ce13">
            <text:p>33,022</text:p>
          </table:table-cell>
          <table:table-cell office:value-type="float" office:value="16326757" table:style-name="ce13">
            <text:p>16,326,757</text:p>
          </table:table-cell>
          <table:table-cell office:value-type="float" office:value="22811154" table:style-name="ce13">
            <text:p>22,811,154</text:p>
          </table:table-cell>
          <table:table-cell office:value-type="float" office:value="36311812" table:style-name="ce13">
            <text:p>36,311,812</text:p>
          </table:table-cell>
          <table:table-cell office:value-type="float" office:value="589835" table:style-name="ce13">
            <text:p>589,835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438.83" table:style-name="ce14">
            <text:p>438.83</text:p>
          </table:table-cell>
          <table:table-cell office:value-type="float" office:value="55458" table:style-name="ce13">
            <text:p>55,458</text:p>
          </table:table-cell>
          <table:table-cell office:value-type="float" office:value="55458" table:style-name="ce13">
            <text:p>55,4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6893" table:style-name="ce13">
            <text:p>596,893</text:p>
          </table:table-cell>
          <table:table-cell office:value-type="float" office:value="240119" table:style-name="ce13">
            <text:p>240,119</text:p>
          </table:table-cell>
          <table:table-cell office:value-type="float" office:value="1591" table:style-name="ce13">
            <text:p>1,591</text:p>
          </table:table-cell>
          <table:table-cell office:value-type="float" office:value="4058" table:style-name="ce13">
            <text:p>4,058</text:p>
          </table:table-cell>
          <table:table-cell office:value-type="float" office:value="489238" table:style-name="ce13">
            <text:p>489,238</text:p>
          </table:table-cell>
          <table:table-cell office:value-type="float" office:value="961106" table:style-name="ce13">
            <text:p>961,106</text:p>
          </table:table-cell>
          <table:table-cell office:value-type="float" office:value="974374" table:style-name="ce13">
            <text:p>974,374</text:p>
          </table:table-cell>
          <table:table-cell office:value-type="float" office:value="6188" table:style-name="ce13">
            <text:p>6,188</text:p>
          </table:table-cell>
          <table:table-cell office:value-type="float" office:value="0.72" table:style-name="ce14">
            <text:p>0.72</text:p>
          </table:table-cell>
          <table:table-cell office:value-type="float" office:value="0.15" table:style-name="ce14">
            <text:p>0.15</text:p>
          </table:table-cell>
          <table:table-cell office:value-type="float" office:value="294.52999999999997" table:style-name="ce14">
            <text:p>294.53</text:p>
          </table:table-cell>
          <table:table-cell office:value-type="float" office:value="682" table:style-name="ce13">
            <text:p>682</text:p>
          </table:table-cell>
          <table:table-cell office:value-type="float" office:value="682" table:style-name="ce13">
            <text:p>6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3870" table:style-name="ce13">
            <text:p>173,870</text:p>
          </table:table-cell>
          <table:table-cell office:value-type="float" office:value="103874" table:style-name="ce13">
            <text:p>103,874</text:p>
          </table:table-cell>
          <table:table-cell office:value-type="float" office:value="2236" table:style-name="ce13">
            <text:p>2,236</text:p>
          </table:table-cell>
          <table:table-cell office:value-type="float" office:value="2518" table:style-name="ce13">
            <text:p>2,518</text:p>
          </table:table-cell>
          <table:table-cell office:value-type="float" office:value="267439" table:style-name="ce13">
            <text:p>267,439</text:p>
          </table:table-cell>
          <table:table-cell office:value-type="float" office:value="0" table:style-name="ce13">
            <text:p>0</text:p>
          </table:table-cell>
          <table:table-cell office:value-type="float" office:value="2891027" table:style-name="ce13">
            <text:p>2,891,027</text:p>
          </table:table-cell>
          <table:table-cell office:value-type="float" office:value="376" table:style-name="ce13">
            <text:p>376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2198.19" table:style-name="ce14">
            <text:p>2,198.19</text:p>
          </table:table-cell>
          <table:table-cell office:value-type="float" office:value="1574" table:style-name="ce13">
            <text:p>1,574</text:p>
          </table:table-cell>
          <table:table-cell office:value-type="float" office:value="1574" table:style-name="ce13">
            <text:p>1,5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0330848" table:style-name="ce13">
            <text:p>50,330,848</text:p>
          </table:table-cell>
          <table:table-cell office:value-type="float" office:value="33030665" table:style-name="ce13">
            <text:p>33,030,665</text:p>
          </table:table-cell>
          <table:table-cell office:value-type="float" office:value="571989" table:style-name="ce13">
            <text:p>571,989</text:p>
          </table:table-cell>
          <table:table-cell office:value-type="float" office:value="378992" table:style-name="ce13">
            <text:p>378,992</text:p>
          </table:table-cell>
          <table:table-cell office:value-type="float" office:value="106263506" table:style-name="ce13">
            <text:p>106,263,506</text:p>
          </table:table-cell>
          <table:table-cell office:value-type="float" office:value="151361325" table:style-name="ce13">
            <text:p>151,361,325</text:p>
          </table:table-cell>
          <table:table-cell office:value-type="float" office:value="253009491" table:style-name="ce13">
            <text:p>253,009,491</text:p>
          </table:table-cell>
          <table:table-cell office:value-type="float" office:value="1950586" table:style-name="ce13">
            <text:p>1,950,586</text:p>
          </table:table-cell>
          <table:table-cell office:value-type="float" office:value="0.16670341092530935" table:style-name="ce14">
            <text:p>0.17</text:p>
          </table:table-cell>
          <table:table-cell office:value-type="float" office:value="0.02" table:style-name="ce14">
            <text:p>0.02</text:p>
          </table:table-cell>
          <table:table-cell office:value-type="float" office:value="518.20285138545205" table:style-name="ce14">
            <text:p>518.20</text:p>
          </table:table-cell>
          <table:table-cell office:value-type="float" office:value="285028" table:style-name="ce13">
            <text:p>285,028</text:p>
          </table:table-cell>
          <table:table-cell office:value-type="float" office:value="285028" table:style-name="ce13">
            <text:p>285,028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1.$A$1:11001.$N$23" table:base-cell-address="11001.$A$1"/>
          <table:named-range table:name="外部資料_10" table:cell-range-address="11001.$A$1:11001.$N$23" table:base-cell-address="11001.$A$1"/>
          <table:named-range table:name="外部資料_11" table:cell-range-address="11001.$A$1:11001.$N$23" table:base-cell-address="11001.$A$1"/>
          <table:named-range table:name="外部資料_12" table:cell-range-address="11001.$A$1:11001.$N$23" table:base-cell-address="11001.$A$1"/>
          <table:named-range table:name="外部資料_13" table:cell-range-address="11001.$A$1:11001.$N$23" table:base-cell-address="11001.$A$1"/>
          <table:named-range table:name="外部資料_14" table:cell-range-address="11001.$A$1:11001.$N$23" table:base-cell-address="11001.$A$1"/>
          <table:named-range table:name="外部資料_15" table:cell-range-address="11001.$A$1:11001.$N$23" table:base-cell-address="11001.$A$1"/>
          <table:named-range table:name="外部資料_16" table:cell-range-address="11001.$A$1:11001.$N$23" table:base-cell-address="11001.$A$1"/>
          <table:named-range table:name="外部資料_17" table:cell-range-address="11001.$A$1:11001.$N$23" table:base-cell-address="11001.$A$1"/>
          <table:named-range table:name="外部資料_18" table:cell-range-address="11001.$A$1:11001.$N$23" table:base-cell-address="11001.$A$1"/>
          <table:named-range table:name="外部資料_19" table:cell-range-address="11001.$A$1:11001.$N$23" table:base-cell-address="11001.$A$1"/>
          <table:named-range table:name="外部資料_2" table:cell-range-address="11001.$A$1:11001.$N$23" table:base-cell-address="11001.$A$1"/>
          <table:named-range table:name="外部資料_20" table:cell-range-address="11001.$A$1:11001.$N$23" table:base-cell-address="11001.$A$1"/>
          <table:named-range table:name="外部資料_21" table:cell-range-address="11001.$A$1:11001.$N$23" table:base-cell-address="11001.$A$1"/>
          <table:named-range table:name="外部資料_22" table:cell-range-address="11001.$A$1:11001.$N$23" table:base-cell-address="11001.$A$1"/>
          <table:named-range table:name="外部資料_23" table:cell-range-address="11001.$A$1:11001.$N$23" table:base-cell-address="11001.$A$1"/>
          <table:named-range table:name="外部資料_24" table:cell-range-address="11001.$A$1:11001.$N$23" table:base-cell-address="11001.$A$1"/>
          <table:named-range table:name="外部資料_25" table:cell-range-address="11001.$A$1:11001.$N$23" table:base-cell-address="11001.$A$1"/>
          <table:named-range table:name="外部資料_26" table:cell-range-address="11001.$A$1:11001.$N$23" table:base-cell-address="11001.$A$1"/>
          <table:named-range table:name="外部資料_27" table:cell-range-address="11001.$A$1:11001.$N$23" table:base-cell-address="11001.$A$1"/>
          <table:named-range table:name="外部資料_28" table:cell-range-address="11001.$A$1:11001.$N$23" table:base-cell-address="11001.$A$1"/>
          <table:named-range table:name="外部資料_29" table:cell-range-address="11001.$A$1:11001.$N$23" table:base-cell-address="11001.$A$1"/>
          <table:named-range table:name="外部資料_3" table:cell-range-address="11001.$A$1:11001.$N$23" table:base-cell-address="11001.$A$1"/>
          <table:named-range table:name="外部資料_30" table:cell-range-address="11001.$A$1:11001.$N$23" table:base-cell-address="11001.$A$1"/>
          <table:named-range table:name="外部資料_31" table:cell-range-address="11001.$A$1:11001.$N$23" table:base-cell-address="11001.$A$1"/>
          <table:named-range table:name="外部資料_32" table:cell-range-address="11001.$A$1:11001.$N$23" table:base-cell-address="11001.$A$1"/>
          <table:named-range table:name="外部資料_33" table:cell-range-address="11001.$A$1:11001.$N$23" table:base-cell-address="11001.$A$1"/>
          <table:named-range table:name="外部資料_34" table:cell-range-address="11001.$A$1:11001.$N$23" table:base-cell-address="11001.$A$1"/>
          <table:named-range table:name="外部資料_35" table:cell-range-address="11001.$A$1:11001.$N$23" table:base-cell-address="11001.$A$1"/>
          <table:named-range table:name="外部資料_36" table:cell-range-address="11001.$A$1:11001.$N$23" table:base-cell-address="11001.$A$1"/>
          <table:named-range table:name="外部資料_37" table:cell-range-address="11001.$A$1:11001.$N$23" table:base-cell-address="11001.$A$1"/>
          <table:named-range table:name="外部資料_38" table:cell-range-address="11001.$A$1:11001.$N$23" table:base-cell-address="11001.$A$1"/>
          <table:named-range table:name="外部資料_39" table:cell-range-address="11001.$A$1:11001.$N$23" table:base-cell-address="11001.$A$1"/>
          <table:named-range table:name="外部資料_4" table:cell-range-address="11001.$A$1:11001.$N$23" table:base-cell-address="11001.$A$1"/>
          <table:named-range table:name="外部資料_40" table:cell-range-address="11001.$A$1:11001.$N$23" table:base-cell-address="11001.$A$1"/>
          <table:named-range table:name="外部資料_41" table:cell-range-address="11001.$A$1:11001.$N$23" table:base-cell-address="11001.$A$1"/>
          <table:named-range table:name="外部資料_42" table:cell-range-address="11001.$A$1:11001.$N$23" table:base-cell-address="11001.$A$1"/>
          <table:named-range table:name="外部資料_43" table:cell-range-address="11001.$A$1:11001.$N$23" table:base-cell-address="11001.$A$1"/>
          <table:named-range table:name="外部資料_44" table:cell-range-address="11001.$A$1:11001.$N$23" table:base-cell-address="11001.$A$1"/>
          <table:named-range table:name="外部資料_45" table:cell-range-address="11001.$A$1:11001.$N$23" table:base-cell-address="11001.$A$1"/>
          <table:named-range table:name="外部資料_46" table:cell-range-address="11001.$A$1:11001.$N$23" table:base-cell-address="11001.$A$1"/>
          <table:named-range table:name="外部資料_47" table:cell-range-address="11001.$A$1:11001.$N$23" table:base-cell-address="11001.$A$1"/>
          <table:named-range table:name="外部資料_5" table:cell-range-address="11001.$A$1:11001.$N$23" table:base-cell-address="11001.$A$1"/>
          <table:named-range table:name="外部資料_6" table:cell-range-address="11001.$A$1:11001.$N$23" table:base-cell-address="11001.$A$1"/>
          <table:named-range table:name="外部資料_7" table:cell-range-address="11001.$A$1:11001.$N$23" table:base-cell-address="11001.$A$1"/>
          <table:named-range table:name="外部資料_8" table:cell-range-address="11001.$A$1:11001.$N$23" table:base-cell-address="11001.$A$1"/>
          <table:named-range table:name="外部資料_9" table:cell-range-address="11001.$A$1:11001.$N$23" table:base-cell-address="110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03-09T09:57:05Z</meta:creation-date>
    <dc:date>2021-03-09T09:57:11Z</dc:date>
    <meta:print-date>2021-03-09T09:57:06Z</meta:print-date>
  </office:meta>
</office:document-meta>
</file>